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E000001E08449B4F4.jpg" manifest:media-type="image/jpeg"/>
  <manifest:file-entry manifest:full-path="Pictures/100000000000010E000001E05670364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1bf10d" officeooo:paragraph-rsid="001bf1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2" text:anchor-type="paragraph" svg:x="8.717cm" svg:y="0cm" svg:width="5.122cm" svg:height="9.105cm" draw:z-index="1"><draw:image xlink:href="Pictures/100000000000010E000001E056703645.jpg" xlink:type="simple" xlink:show="embed" xlink:actuate="onLoad"/></draw:frame><draw:frame draw:style-name="fr1" draw:name="Image1" text:anchor-type="paragraph" svg:x="1.547cm" svg:y="0cm" svg:width="5.122cm" svg:height="9.105cm" draw:z-index="0"><draw:image xlink:href="Pictures/100000000000010E000001E08449B4F4.jpg" xlink:type="simple" xlink:show="embed" xlink:actuate="onLoad"/></draw:frame> <text:s text:c="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 text:c="55"/>จุดติดตั้งปั้มน้ำพุหลังป้าย ที่ วิลล่า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09:27:59.500000000</meta:creation-date>
    <dc:date>2015-08-19T09:35:59.578000000</dc:date>
    <meta:editing-duration>PT8M5S</meta:editing-duration>
    <meta:editing-cycles>1</meta:editing-cycles>
    <meta:document-statistic meta:table-count="0" meta:image-count="2" meta:object-count="0" meta:page-count="1" meta:paragraph-count="2" meta:word-count="10" meta:character-count="85" meta:non-whitespace-character-count="21"/>
    <meta:generator>LibreOffice/4.3.0.4$Windows_x86 LibreOffice_project/62ad5818884a2fc2e5780dd45466868d41009ec0</meta:generator>
  </office:meta>
</office:document-meta>
</file>